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font-name="Times New Roman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font-name="Times New Roman1"/>
    </style:style>
    <style:style style:name="T6" style:family="text">
      <style:text-properties style:text-line-through-style="none"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16_3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1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0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Letterhead]</text:p>
      <text:p text:style-name="P7">S. MORAIS,/</text:p>
      <text:p text:style-name="P7">546 N. FIFTH STREET,/</text:p>
      <text:p text:style-name="P7">PHILADELPHIA, PA./</text:p>
      <text:p text:style-name="P7"/>
      <text:p text:style-name="P6">[Front Cover]</text:p>
      <text:p text:style-name="P7">On Parashat Ki Tissa [Hebrew]/</text:p>
      <text:p text:style-name="P7"/>
      <text:p text:style-name="P6">[Page 1]</text:p>
      <text:p text:style-name="P6">"Remember ye the Law of Moses My servant, whom/ I commanded in Horeb for all Israel statutes and or-/-dinances. <text:s/>Behold! <text:s/>I send to you Elijah the prophet,/ before the great and dreadful day of the Lord cometh."/ <text:s/>Moses and Elijah are <text:span text:style-name="T2">in</text:span><text:span text:style-name="T4"> the parting thought of the last/ Hebrew Seer. <text:s/>Moses and Elijah, the zealous avengers/ of God's word. <text:s/>Brethren. <text:s/>In exceptional times,/ exceptional men must rise, and carry into action ex-/-ceptional measures. <text:s/>Striking illustrations of that/ truth are the two episodes in Biblical history, offered/ this sabbath to our contemplation. <text:s/>At Sinai,/ when loose dancing and carousels usurped the </text:span><text:span text:style-name="T2">domi-</text:span><text:span text:style-name="T4">/ </text:span><text:span text:style-name="T2">-nion</text:span><text:span text:style-name="T4"> place of devotional awe </text:span><text:span text:style-name="T2">and veneration pertaining</text:span><text:span text:style-name="T4"> which belongs to the/ Law, the son of Amram stood up in all the majesty/ of a righteous </text:span><text:span text:style-name="T2">indignation</text:span><text:span text:style-name="T4"> anger that burned the wicked un-/-sparingly. <text:s/>At Carmel, when the parasites of a wretched/ queen, had made the land of Israel reek with the fumes of corrupt-/-ion, the Tishbite fearlessly defied crowned heads, and/ cut off vile seducers. <text:s/>Perhaps the people who demanded of/ Aaron a representation of the Deity, supposing that </text:span><text:soft-page-break/><text:span text:style-name="T4">the/</text:span></text:p>
      <text:p text:style-name="P6"><text:span text:style-name="T4"/></text:p>
      <text:p text:style-name="P6"><text:span text:style-name="T4">[Page 2]</text:span></text:p>
      <text:p text:style-name="P6"><text:span text:style-name="T4">champion of their liberty and their inspired guide,/ had died, may not </text:span><text:span text:style-name="T2">have</text:span><text:span text:style-name="T4"> originally have intended by the/ molten image a denial of the Omnipotent, and/ </text:span><text:span text:style-name="T2">a</text:span><text:span text:style-name="T4"> the raising of a throne to rank idolatry, but simply/ to possess a medium for consulting oracles like the superstitious Teraphim. <text:s/>Indeed, in that/ light has their </text:span><text:span text:style-name="T2">wish</text:span><text:span text:style-name="T4"> request been viewed by very learned inter-/-preters of our Scriptures. <text:s/>Nevertheless, to have suf-/-fered so debasing an error to go unpunished, would have/ been to connive at the violation of the second command-/-ment of the Decalogue: "Thou shall not make for thy-/-self any graven image." <text:s/>Nay: Soon that error begot the/ sin of foul depravity. <text:s/>For we read: "The people sat/ down to eat and drink, and they rose up to play",/ meaning by the Hebrew word to revel in licentious feasts. <text:s/>At the/ foot of the holy mountain, the trusty attendant had wait-/-ed for the return of his master. <text:s/>They meet again, but/ not to rejoice over the fealty of all who had vowed al-/-legiance to the covenant. <text:s/>In the thundering noise/ which rends the air, the shouting of warriors battling/ against enemies who had assailed the armor-bearers of/ God's Unity? <text:s/>Or is it the cry of gallant soldiers who/ fought with </text:span><text:span text:style-name="T2">prowess</text:span><text:span text:style-name="T4"> valor, but were compelled to yeild[sic!] to a superior/</text:span></text:p>
      <text:p text:style-name="P6"><text:span text:style-name="T4"/></text:p>
      <text:p text:style-name="P6"><text:span text:style-name="T4">[Page 3]</text:span></text:p>
      <text:p text:style-name="P6"><text:span text:style-name="T4">number? <text:s/>No: the din of riotous merriment over/ a brute, fashioned in gold, is the unwelcome sound./ [Hebrew] "Who is on the Lord's side?" a voice echoes/ forth throughout the camp. <text:s/>The enormity of the/ sin must be realized by an act of condign </text:span><text:span text:style-name="T2">severity</text:span><text:span text:style-name="T4"> requital./ <text:s/>Moses, the compassionate saviour of the enslaved, Moses,/ willing to be blotted out from life and memory, so that/ Israel might live and enjoy an everlasting remem-/-brance, </text:span><text:span text:style-name="T2">is</text:span><text:span text:style-name="T4"> keeps unmoved, when the honor of his God is/ publicly outraged. <text:s/>A reflection of the man/ who had ascended the top of Sina</text:span><text:span text:style-name="T5">ï</text:span><text:span text:style-name="T6">, was he who/ journeyed far in fast</text:span><text:span text:style-name="T3">ing</text:span><text:span text:style-name="T6"> and solitariness; hiding in the/ cleft of the rock, where the archprophet had stood/ to receive a message of pardon, so dear to his poster-/-ity [Hebrew]/ "The Lord, the Lord is a God merciful and gracious, slow to/ anger, and abundant in loving-kindness and truth"/ Brethren. <text:s/>Elijah has been called [Hebrew] "the angel/ of the covenant" and the title is justly applied. <text:s/>If to[sic!] big/ to rescue from extinction religious principles, which all have/ declared irrecoverably lost, is </text:span><text:span text:style-name="T3">the manifestation of</text:span><text:span text:style-name="T6"> to exhibit noble courage,/</text:span></text:p>
      <text:p text:style-name="P6"><text:span text:style-name="T6"/></text:p>
      <text:p text:style-name="P6"><text:span text:style-name="T6">[Page 4]</text:span></text:p>
      <text:p text:style-name="P6"><text:span text:style-name="T6">if to assert the </text:span><text:span text:style-name="T3">eternity</text:span><text:span text:style-name="T6"> supremacy of righteousness, is to/ serve the Lord of righteousness, then the Tishbite deserves/ the height to which a popular belief has raised him./ <text:s/>Not </text:span><text:span text:style-name="T3">the</text:span><text:span text:style-name="T6"> comparatively few, as in the days of the golden calf, had bent/ the knee to falsehood. <text:s/>Altars of pollution beclouded with/ their soul-stifling incense the whole country, ruled/ over by the house of Omri, illicitly allied to the hea-/-then house of the Phenician Sidonians. <text:s/>For, none was ever/ so domineered by a ferocious woman, implacable in her/ fanaticism, as Ahab by his queen Jezebel. <text:s/>She con-/-trolled the destiny of the empire. <text:s/>She had forbidden, under/ penalty of death, the worship of the One spiritual God./ <text:s/>Hushed where the sacred songs of the Levites. <text:s/>Closed were/ the schools of prophets, designed by Samuel of old to keep/ the fire of the national religion aglow, for, the bloody sword/ of Jezebel hung over the heads of the disciples of those schools. <text:s/>Where/ the patriarchs had proclaimed an all-perfect God, now/ the immortal rites of Astarte or "queen of heaven;" the </text:span><text:span text:style-name="T3">fierce</text:span><text:span text:style-name="T6"> horrid dances round the/ brutal Moloch, were alone allowed. <text:s/>But Elijah dared/ the throne which iniquity personified had mounted. <text:s/>Against/ royal threats, he set a faith unconquerable. <text:s/>Hunted by in-/-veterate enemies, he still found secret </text:span><text:span text:style-name="T3">friends</text:span><text:span text:style-name="T6"> allies within the palace/</text:span></text:p>
      <text:p text:style-name="P6"><text:span text:style-name="T6"/></text:p>
      <text:p text:style-name="P6"><text:span text:style-name="T6">[Page 5]</text:span></text:p>
      <text:p text:style-name="P6"><text:span text:style-name="T6">of cruelty. <text:s/>Despising a protection gained by/ recreancy and flattery, he made the wilds of/ deserts his </text:span><text:soft-page-break/><text:span text:style-name="T6">home; his meal a scanty loaf, his bed/ the naked earth. <text:s/>Austere was his nature, per-/-haps too stern, when compared with that of pro-/-phets who before and after him announced the/ will of the Most High. <text:s/></text:span><text:span text:style-name="T3">Perhaps</text:span><text:span text:style-name="T6"> Who can tell but that the vision in which/ he heard the voice of the Lord not through a whirl-/-wind, not through an earthquake, not through a/ consuming fire, </text:span><text:span text:style-name="T3">but</text:span><text:span text:style-name="T6"> only through "a still small voice"/ [Hebrew] may have been a gentle rebuke to/ his impetuosity. <text:s/>But, brethren, I have said it;/ in exceptional times, exceptional men must arise and/ carry into action exceptional measures. <text:s/>In the/ lesson from Exodus, we have seen to-day Moses/ vindicating the claims of the entire decalogue to im-/plicit obedience, by a deed which spread terror upon/ shameless offenders. <text:s/>The lesson from the first book/ of Kings, shows us Elijah challenging with irrepres-/-sible wrath the sycophants that styled themselves/ "prophets of Baal" and </text:span><text:span text:style-name="T3">exposing</text:span><text:span text:style-name="T6"> chastising their friend in a fearful</text:span><text:span text:style-name="T3">ly</text:span><text:span text:style-name="T6"> manner./</text:span></text:p>
      <text:p text:style-name="P6"><text:span text:style-name="T6"/></text:p>
      <text:p text:style-name="P6"><text:span text:style-name="T6">[Page 6]</text:span></text:p>
      <text:p text:style-name="P6"><text:span text:style-name="T6">Four hundred and fifty white robed priests of the/ sun-god, marshalled by their idolatrous king, faced/ the man of weird looks, strangely appalling, with/ his flowing locks of hair, his coarse mantle and a/ leathern girdle round his loins. <text:s/>He rises to his/ full height and speaks: "How long hath ye between/ two opinions, if the Lord be God follow Him, but/ if Baal, then follow him." <text:s/>So the intrepid pro-/-phet addresses the multitude assembled to witness/ the contest. <text:s/>Israel has terribly sinned. <text:s/>All the/ influences which royal authority and the seductions/ of a licentious worship could exert have contributed to/ estrange the progeny of the upright from the an-/-cestral belief, but still they are </text:span><text:span text:style-name="T3">still</text:span><text:span text:style-name="T6"> Elijah's brethren./ <text:s/>For their redemption he yearned; to restore them/ to the forsaken covenant, was his ardent longing./ <text:s/>Now the occasion had arrived, when he might awa-/ken</text:span><text:span text:style-name="T3">ed</text:span><text:span text:style-name="T6"> the national sentiment, so long dormant./ <text:s/>Upon the eastern slope of Carmel, commanding/ the last view of the Mediterranean sea, an altar/ had once been dedicated to the Eternal, ere the im-/-pious Jezebel had risen to demand its overthrow./</text:span></text:p>
      <text:p text:style-name="P6"><text:span text:style-name="T6"/></text:p>
      <text:p text:style-name="P6"><text:span text:style-name="T6">[Page 7]</text:span></text:p>
      <text:p text:style-name="P6"><text:span text:style-name="T6">By its side Elijah takes his stand. <text:s/>Opposite/ to him are arrayed those he invited to an encounter,/ thrilling but decisive. <text:s/>"You are the many. <text:s/>With you/ is power. <text:s/>Your teaching is supported by </text:span><text:span text:style-name="T3">says</text:span><text:span text:style-name="T6"> kingly &amp; queenly decree./ <text:s/>Your adherents are countless. <text:s/>I am one, the deserted/ servant of Adona</text:span><text:span text:style-name="T5">ï</text:span><text:span text:style-name="T6">, unshielded in my faith by mortal</text:span><text:span text:style-name="T3">s</text:span><text:span text:style-name="T6"> power;/ left alone in my confiding trust. <text:s/>Choose you then the/ offering and present it first. <text:s/>Let the sun-god that you/ adore, flash his fire and consume you oblation./ <text:s/>That shall be the test of the doctrine which you pro-/-fess. <text:s/>If you fail, I will entreat the God of my/ fathers to sanctify His belief by </text:span><text:span text:style-name="T3">His</text:span><text:span text:style-name="T6"> a miraculous inter-/-position." <text:s/>Thus spoke Elijah. <text:s/>It was early/ morning, when the prophets of Baal began their/ wild dances, and their shrill songs, crying aloud and/ leaping high. <text:s/>The cloudless sun of the Orient poured/ his scorching rays upon them, best </text:span><text:span text:style-name="T3">it</text:span><text:span text:style-name="T6"> discharged not its/ fire across their altars. <text:s/>Frenzied with ex-/-citement, they tossed their swords and lances, as/ was their practice in their mad worship, till/ blood streamed from their bodies. <text:s/>Exhausted, they/ paused. <text:s/>The sun is now bending </text:span><text:span text:style-name="T3">now</text:span><text:span text:style-name="T6"> westward./</text:span></text:p>
      <text:p text:style-name="P6"><text:span text:style-name="T6"/></text:p>
      <text:p text:style-name="P6"><text:span text:style-name="T6">[Page 8]</text:span></text:p>
      <text:p text:style-name="P6"><text:span text:style-name="T6">Elijah rises calmly and gather twelve stones,/ typical of the founders of a united nation./ <text:s/>The kingdom of Israel had sold itself to the/ idol, but the prophet will not cast off the/ progeny of the righteous. <text:s/>Let the ten tribes return/ to God. <text:s/>Penitence will save them. <text:s/>The wood is/ arranged. <text:s/>The sacrifice is laid. <text:s/>A prayer in which/ every fibre of a sincere heart joins, ascends to/ heaven. <text:s/>"O Lord God of Abraham, Isaac and Israel,/ let it be known this day that Thou art </text:span><text:span text:style-name="T3">the Lord</text:span><text:span text:style-name="T6">/ God in Israel, and that I am thy servant....answer me,/ O Lord! answer me, that His people may know/ that Thou art the Lord God". <text:s/>Aye [Hebrew]/ [Hebrew] "The Lord He is God; the Lord He is God",/ burst forth from lips long sealed against the utter-/-ance of the dreaded name, as the sky flashed down/ the fire that </text:span><text:span text:style-name="T3">burned</text:span><text:span text:style-name="T6"> consumed the offspring, but purified Israel./ <text:s/>Brethren. <text:s/>In exceptional times, exceptional men must/ rise, and bring </text:span><text:soft-page-break/><text:span text:style-name="T6">into action exceptional measures./ <text:s/>The persecutors became the victims. <text:s/>In the deep/</text:span></text:p>
      <text:p text:style-name="P6"><text:span text:style-name="T6"/></text:p>
      <text:p text:style-name="P6"><text:span text:style-name="T6">[Page 9]</text:span></text:p>
      <text:p text:style-name="P6"><text:span text:style-name="T6">channel of Kishon, the prophets of Baal felt/ their blood flow into the distant sea. </text:span><text:span text:style-name="T3">at the rising of a</text:span><text:span text:style-name="T6">/ </text:span><text:span text:style-name="T3">storm.</text:span><text:span text:style-name="T6"> <text:s/>"Remember ye the Law of Moses My servant,/ whom I commanded in Horeb for all Israel statutes/ and ordinances. <text:s/>Behold! <text:s/>I send to you Elijah the/ prophet before the great and dreadful day of the/ Lord cometh." <text:s/>Moses and Elijah were </text:span><text:span text:style-name="T3">in</text:span><text:span text:style-name="T6"> the/ parting thought of the last of Hebrew Seers--the/ two zealous avengers of God's holy word./ <text:s/>Grand figures! <text:s/>Magnificent models in human/ history! <text:s/>Which should we copy? <text:s/>To me, the son/ of Amram is the archetype of a perfect manhood./ <text:s/>Severe when severity is a healing to souls deeply diseased;/ but meek, forgiving, living only to educate his people, dying/ with a blessing for that people lingering on his sainted lips./ <text:s/>The Tishbite is all ablaze with the love of Divine justice,/ he, the unyeilding[sic!] defender of right against might. <text:s/>He,/ the self denying apostle, forced to become a wanderer,/ assumes before our vision an aspect unapproachably/ stern. <text:s/>Yet, it is he whom Malachi invests with/ the power to turn back the heart of fathers to the/ heart of children to that of their/</text:span></text:p>
      <text:p text:style-name="P6"><text:span text:style-name="T6"/></text:p>
      <text:p text:style-name="P6"><text:span text:style-name="T6">[Page 10]</text:span></text:p>
      <text:p text:style-name="P6"><text:span text:style-name="T6">fathers, lest division in the household, bring/ a curse upon the earth. <text:s/>Or, as the Talmudist ex-/press it [Hebrew] When Elijah/ cometh again, his mission will be to bring backsliders/ nigh unto God, not to thrust them off./</text:span></text:p>
      <text:p text:style-name="P6"><text:span text:style-name="T6">Brethren. <text:s/>They are the modern Elijahs who work/ to that end. <text:s/>They who lay their fall weight into/ the balance of righteousness. <text:s/>God's servants are/ those clothed in purity, not in egotism. <text:s/>Those who/ value the honor of the Lord above popular applause;/ above their very life. <text:s/>They need not bear a distinguishing/ title </text:span><text:span text:style-name="T3">for</text:span><text:span text:style-name="T6"> to perform the godly work. <text:s/>Are we not all a King-/-dom of priests? <text:s/>Let us then unitedly enter our/ realm. <text:s/>Let each of us ascend the throne wrought/ by the </text:span><text:span text:style-name="T3">finger</text:span><text:span text:style-name="T6"> hand of God for the seed of His first adorer,/ Abraham the faithful. <text:s/>From thence we shall proclaim/ that "Adona</text:span><text:span text:style-name="T5">ï</text:span><text:span text:style-name="T6"> He is God, Adona</text:span><text:span text:style-name="T5">ï</text:span><text:span text:style-name="T6"> He is God."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16T14:10:24.23</meta:creation-date>
    <meta:document-statistic meta:table-count="0" meta:image-count="0" meta:object-count="0" meta:page-count="5" meta:paragraph-count="87" meta:word-count="2086" meta:character-count="12787"/>
    <dc:date>2012-05-16T15:49:55.57</dc:date>
    <dc:creator>Penn Libraries</dc:creator>
    <meta:editing-duration>PT00H02M48S</meta:editing-duration>
    <meta:editing-cycles>1</meta:editing-cycles>
    <meta:generator>OpenOffice.org/3.2$Win32 OpenOffice.org_project/320m12$Build-9483</meta:generator>
  </office:meta>
</office:document-meta>
</file>